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ableBean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ableBeanGrammar.ValidatableBeanGrammar( CoreAnnotationProcessorEnv env , Diagnostics diags , RuntimeVersionChecker r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